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92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um</text:p>
          </table:table-cell>
          <table:table-cell table:style-name="ce1" office:value-type="date" office:date-value="2019-02-13" calcext:value-type="date">
            <text:p>13.02.19</text:p>
          </table:table-cell>
        </table:table-row>
        <table:table-row table:style-name="ro1">
          <table:table-cell office:value-type="string" calcext:value-type="string">
            <text:p>Uhrzeit</text:p>
          </table:table-cell>
          <table:table-cell table:style-name="ce2" office:value-type="time" office:time-value="PT15H49M15S" calcext:value-type="time">
            <text:p>15:49:15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wk388</text:p>
          </table:table-cell>
        </table:table-row>
        <table:table-row table:style-name="ro1">
          <table:table-cell office:value-type="string" calcext:value-type="string">
            <text:p>ROCm</text:p>
          </table:table-cell>
          <table:table-cell table:style-name="ce3" office:value-type="string" calcext:value-type="string">
            <text:p>2.1.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iler-Flags</text:p>
          </table:table-cell>
          <table:table-cell office:value-type="string" calcext:value-type="string">
            <text:p>hcc `hcc-config --cxxflags --ldflags` -O3 -std=c++17 zcopy.cpp -o zcopy -Wall -Wextra -pedantic -amdgpu-target=gfx900</text:p>
          </table:table-cell>
        </table:table-row>
        <table:table-row table:style-name="ro1">
          <table:table-cell office:value-type="string" calcext:value-type="string">
            <text:p>Rocm-smi</text:p>
          </table:table-cell>
          <table:table-cell office:value-type="string" calcext:value-type="string">
            <text:p>rocm-smi --setsclk 7</text:p>
          </table:table-cell>
        </table:table-row>
      </table:table>
      <table:table table:name="RW" table:style-name="ta1">
        <table:shapes>
          <draw:frame draw:z-index="0" draw:style-name="gr1" draw:text-style-name="P1" svg:width="295.24mm" svg:height="166.07mm" svg:x="176.65mm" svg:y="10.83mm">
            <draw:object draw:notify-on-update-of-ranges="RW.I2:RW.I2 RW.C54:RW.C66 RW.B2:RW.B2 RW.G2:RW.G14 RW.B15:RW.B15 RW.G15:RW.G27 RW.B28:RW.B28 RW.G28:RW.G40 RW.B41:RW.B41 RW.G41:RW.G53 RW.B54:RW.B54 RW.G54:RW.G66 RW.B67:RW.B67 RW.G67:RW.G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le_size</text:p>
          </table:table-cell>
          <table:table-cell office:value-type="string" calcext:value-type="string">
            <text:p>tile_num</text:p>
          </table:table-cell>
          <table:table-cell office:value-type="string" calcext:value-type="string">
            <text:p>elem_size</text:p>
          </table:table-cell>
          <table:table-cell office:value-type="string" calcext:value-type="string">
            <text:p>elem_num</text:p>
          </table:table-cell>
          <table:table-cell office:value-type="string" calcext:value-type="string">
            <text:p>mintime</text:p>
          </table:table-cell>
          <table:table-cell office:value-type="string" calcext:value-type="string">
            <text:p>through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4.5476" calcext:value-type="float">
            <text:p>34,5476</text:p>
          </table:table-cell>
          <table:table-cell office:value-type="float" office:value="124.32" calcext:value-type="float">
            <text:p>124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0.4808" calcext:value-type="float">
            <text:p>20,4808</text:p>
          </table:table-cell>
          <table:table-cell office:value-type="float" office:value="209.707" calcext:value-type="float">
            <text:p>209,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3.0702" calcext:value-type="float">
            <text:p>13,0702</text:p>
          </table:table-cell>
          <table:table-cell office:value-type="float" office:value="328.607" calcext:value-type="float">
            <text:p>328,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01" calcext:value-type="float">
            <text:p>10,801</text:p>
          </table:table-cell>
          <table:table-cell office:value-type="float" office:value="397.646" calcext:value-type="float">
            <text:p>397,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741" calcext:value-type="float">
            <text:p>10,9741</text:p>
          </table:table-cell>
          <table:table-cell office:value-type="float" office:value="391.372" calcext:value-type="float">
            <text:p>391,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89" calcext:value-type="float">
            <text:p>10,989</text:p>
          </table:table-cell>
          <table:table-cell office:value-type="float" office:value="390.842" calcext:value-type="float">
            <text:p>390,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732" calcext:value-type="float">
            <text:p>10,8732</text:p>
          </table:table-cell>
          <table:table-cell office:value-type="float" office:value="395.003" calcext:value-type="float">
            <text:p>395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281" calcext:value-type="float">
            <text:p>10,8281</text:p>
          </table:table-cell>
          <table:table-cell office:value-type="float" office:value="396.65" calcext:value-type="float">
            <text:p>39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17" calcext:value-type="float">
            <text:p>10,817</text:p>
          </table:table-cell>
          <table:table-cell office:value-type="float" office:value="397.057" calcext:value-type="float">
            <text:p>397,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208" calcext:value-type="float">
            <text:p>10,8208</text:p>
          </table:table-cell>
          <table:table-cell office:value-type="float" office:value="396.919" calcext:value-type="float">
            <text:p>396,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031" calcext:value-type="float">
            <text:p>10,8031</text:p>
          </table:table-cell>
          <table:table-cell office:value-type="float" office:value="397.567" calcext:value-type="float">
            <text:p>397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149" calcext:value-type="float">
            <text:p>10,8149</text:p>
          </table:table-cell>
          <table:table-cell office:value-type="float" office:value="397.133" calcext:value-type="float">
            <text:p>397,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198" calcext:value-type="float">
            <text:p>10,8198</text:p>
          </table:table-cell>
          <table:table-cell office:value-type="float" office:value="396.955" calcext:value-type="float">
            <text:p>396,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0.5567" calcext:value-type="float">
            <text:p>20,5567</text:p>
          </table:table-cell>
          <table:table-cell office:value-type="float" office:value="208.932" calcext:value-type="float">
            <text:p>208,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3.5526" calcext:value-type="float">
            <text:p>13,5526</text:p>
          </table:table-cell>
          <table:table-cell office:value-type="float" office:value="316.912" calcext:value-type="float">
            <text:p>316,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4056" calcext:value-type="float">
            <text:p>11,4056</text:p>
          </table:table-cell>
          <table:table-cell office:value-type="float" office:value="376.567" calcext:value-type="float">
            <text:p>376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509" calcext:value-type="float">
            <text:p>10,9509</text:p>
          </table:table-cell>
          <table:table-cell office:value-type="float" office:value="392.203" calcext:value-type="float">
            <text:p>392,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2903" calcext:value-type="float">
            <text:p>11,2903</text:p>
          </table:table-cell>
          <table:table-cell office:value-type="float" office:value="380.413" calcext:value-type="float">
            <text:p>380,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2878" calcext:value-type="float">
            <text:p>11,2878</text:p>
          </table:table-cell>
          <table:table-cell office:value-type="float" office:value="380.495" calcext:value-type="float">
            <text:p>380,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1321" calcext:value-type="float">
            <text:p>11,1321</text:p>
          </table:table-cell>
          <table:table-cell office:value-type="float" office:value="385.819" calcext:value-type="float">
            <text:p>385,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0586" calcext:value-type="float">
            <text:p>11,0586</text:p>
          </table:table-cell>
          <table:table-cell office:value-type="float" office:value="388.381" calcext:value-type="float">
            <text:p>388,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0147" calcext:value-type="float">
            <text:p>11,0147</text:p>
          </table:table-cell>
          <table:table-cell office:value-type="float" office:value="389.932" calcext:value-type="float">
            <text:p>389,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585" calcext:value-type="float">
            <text:p>10,9585</text:p>
          </table:table-cell>
          <table:table-cell office:value-type="float" office:value="391.931" calcext:value-type="float">
            <text:p>391,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073" calcext:value-type="float">
            <text:p>10,9073</text:p>
          </table:table-cell>
          <table:table-cell office:value-type="float" office:value="393.77" calcext:value-type="float">
            <text:p>393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454" calcext:value-type="float">
            <text:p>10,8454</text:p>
          </table:table-cell>
          <table:table-cell office:value-type="float" office:value="396.016" calcext:value-type="float">
            <text:p>396,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008" calcext:value-type="float">
            <text:p>10,8008</text:p>
          </table:table-cell>
          <table:table-cell office:value-type="float" office:value="397.654" calcext:value-type="float">
            <text:p>397,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3.4898" calcext:value-type="float">
            <text:p>13,4898</text:p>
          </table:table-cell>
          <table:table-cell office:value-type="float" office:value="318.386" calcext:value-type="float">
            <text:p>318,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1141" calcext:value-type="float">
            <text:p>11,1141</text:p>
          </table:table-cell>
          <table:table-cell office:value-type="float" office:value="386.442" calcext:value-type="float">
            <text:p>386,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0221" calcext:value-type="float">
            <text:p>11,0221</text:p>
          </table:table-cell>
          <table:table-cell office:value-type="float" office:value="389.67" calcext:value-type="float">
            <text:p>389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1479" calcext:value-type="float">
            <text:p>11,1479</text:p>
          </table:table-cell>
          <table:table-cell office:value-type="float" office:value="385.27" calcext:value-type="float">
            <text:p>385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748" calcext:value-type="float">
            <text:p>10,9748</text:p>
          </table:table-cell>
          <table:table-cell office:value-type="float" office:value="391.349" calcext:value-type="float">
            <text:p>391,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273" calcext:value-type="float">
            <text:p>10,9273</text:p>
          </table:table-cell>
          <table:table-cell office:value-type="float" office:value="393.05" calcext:value-type="float">
            <text:p>393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286" calcext:value-type="float">
            <text:p>10,9286</text:p>
          </table:table-cell>
          <table:table-cell office:value-type="float" office:value="393.004" calcext:value-type="float">
            <text:p>393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166" calcext:value-type="float">
            <text:p>10,9166</text:p>
          </table:table-cell>
          <table:table-cell office:value-type="float" office:value="393.435" calcext:value-type="float">
            <text:p>393,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272" calcext:value-type="float">
            <text:p>10,9272</text:p>
          </table:table-cell>
          <table:table-cell office:value-type="float" office:value="393.053" calcext:value-type="float">
            <text:p>393,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151" calcext:value-type="float">
            <text:p>10,9151</text:p>
          </table:table-cell>
          <table:table-cell office:value-type="float" office:value="393.487" calcext:value-type="float">
            <text:p>393,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939" calcext:value-type="float">
            <text:p>10,8939</text:p>
          </table:table-cell>
          <table:table-cell office:value-type="float" office:value="394.253" calcext:value-type="float">
            <text:p>394,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458" calcext:value-type="float">
            <text:p>10,8458</text:p>
          </table:table-cell>
          <table:table-cell office:value-type="float" office:value="396.002" calcext:value-type="float">
            <text:p>396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7701" calcext:value-type="float">
            <text:p>10,7701</text:p>
          </table:table-cell>
          <table:table-cell office:value-type="float" office:value="398.786" calcext:value-type="float">
            <text:p>398,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0716" calcext:value-type="float">
            <text:p>11,0716</text:p>
          </table:table-cell>
          <table:table-cell office:value-type="float" office:value="387.927" calcext:value-type="float">
            <text:p>387,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921" calcext:value-type="float">
            <text:p>10,8921</text:p>
          </table:table-cell>
          <table:table-cell office:value-type="float" office:value="394.32" calcext:value-type="float">
            <text:p>394,32</text:p>
          </table:table-cell>
          <table:table-cell/>
          <table:table-cell office:value-type="string" calcext:value-type="string">
            <text:p>Mindestens 8 – 16 Wavefronts / CU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779" calcext:value-type="float">
            <text:p>11,779</text:p>
          </table:table-cell>
          <table:table-cell office:value-type="float" office:value="364.628" calcext:value-type="float">
            <text:p>364,628</text:p>
          </table:table-cell>
          <table:table-cell/>
          <table:table-cell office:value-type="string" calcext:value-type="string">
            <text:p>Schlecht: 32 Wavefronts / CU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5789" calcext:value-type="float">
            <text:p>11,5789</text:p>
          </table:table-cell>
          <table:table-cell office:value-type="float" office:value="370.932" calcext:value-type="float">
            <text:p>370,932</text:p>
          </table:table-cell>
          <table:table-cell/>
          <table:table-cell office:value-type="string" calcext:value-type="string">
            <text:p>danach linearer Anstieg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3531" calcext:value-type="float">
            <text:p>11,3531</text:p>
          </table:table-cell>
          <table:table-cell office:value-type="float" office:value="378.309" calcext:value-type="float">
            <text:p>378,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1992" calcext:value-type="float">
            <text:p>11,1992</text:p>
          </table:table-cell>
          <table:table-cell office:value-type="float" office:value="383.505" calcext:value-type="float">
            <text:p>383,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0743" calcext:value-type="float">
            <text:p>11,0743</text:p>
          </table:table-cell>
          <table:table-cell office:value-type="float" office:value="387.834" calcext:value-type="float">
            <text:p>387,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875" calcext:value-type="float">
            <text:p>10,9875</text:p>
          </table:table-cell>
          <table:table-cell office:value-type="float" office:value="390.897" calcext:value-type="float">
            <text:p>390,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403" calcext:value-type="float">
            <text:p>10,9403</text:p>
          </table:table-cell>
          <table:table-cell office:value-type="float" office:value="392.583" calcext:value-type="float">
            <text:p>392,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073" calcext:value-type="float">
            <text:p>10,9073</text:p>
          </table:table-cell>
          <table:table-cell office:value-type="float" office:value="393.771" calcext:value-type="float">
            <text:p>393,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672" calcext:value-type="float">
            <text:p>10,8672</text:p>
          </table:table-cell>
          <table:table-cell office:value-type="float" office:value="395.221" calcext:value-type="float">
            <text:p>395,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7789" calcext:value-type="float">
            <text:p>10,7789</text:p>
          </table:table-cell>
          <table:table-cell office:value-type="float" office:value="398.461" calcext:value-type="float">
            <text:p>398,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7547" calcext:value-type="float">
            <text:p>10,7547</text:p>
          </table:table-cell>
          <table:table-cell office:value-type="float" office:value="399.358" calcext:value-type="float">
            <text:p>399,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304" calcext:value-type="float">
            <text:p>10,9304</text:p>
          </table:table-cell>
          <table:table-cell office:value-type="float" office:value="392.939" calcext:value-type="float">
            <text:p>392,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2.0023" calcext:value-type="float">
            <text:p>12,0023</text:p>
          </table:table-cell>
          <table:table-cell office:value-type="float" office:value="357.845" calcext:value-type="float">
            <text:p>357,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728" calcext:value-type="float">
            <text:p>11,728</text:p>
          </table:table-cell>
          <table:table-cell office:value-type="float" office:value="366.216" calcext:value-type="float">
            <text:p>366,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4991" calcext:value-type="float">
            <text:p>11,4991</text:p>
          </table:table-cell>
          <table:table-cell office:value-type="float" office:value="373.506" calcext:value-type="float">
            <text:p>373,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3238" calcext:value-type="float">
            <text:p>11,3238</text:p>
          </table:table-cell>
          <table:table-cell office:value-type="float" office:value="379.287" calcext:value-type="float">
            <text:p>379,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1553" calcext:value-type="float">
            <text:p>11,1553</text:p>
          </table:table-cell>
          <table:table-cell office:value-type="float" office:value="385.017" calcext:value-type="float">
            <text:p>385,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1.049" calcext:value-type="float">
            <text:p>11,049</text:p>
          </table:table-cell>
          <table:table-cell office:value-type="float" office:value="388.72" calcext:value-type="float">
            <text:p>388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9688" calcext:value-type="float">
            <text:p>10,9688</text:p>
          </table:table-cell>
          <table:table-cell office:value-type="float" office:value="391.562" calcext:value-type="float">
            <text:p>391,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989" calcext:value-type="float">
            <text:p>10,8989</text:p>
          </table:table-cell>
          <table:table-cell office:value-type="float" office:value="394.075" calcext:value-type="float">
            <text:p>394,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534" calcext:value-type="float">
            <text:p>10,8534</text:p>
          </table:table-cell>
          <table:table-cell office:value-type="float" office:value="395.725" calcext:value-type="float">
            <text:p>395,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7902" calcext:value-type="float">
            <text:p>10,7902</text:p>
          </table:table-cell>
          <table:table-cell office:value-type="float" office:value="398.043" calcext:value-type="float">
            <text:p>398,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7685" calcext:value-type="float">
            <text:p>10,7685</text:p>
          </table:table-cell>
          <table:table-cell office:value-type="float" office:value="398.844" calcext:value-type="float">
            <text:p>398,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8689" calcext:value-type="float">
            <text:p>10,8689</text:p>
          </table:table-cell>
          <table:table-cell office:value-type="float" office:value="395.161" calcext:value-type="float">
            <text:p>395,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Peak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  <table:table-cell table:number-columns-repeated="2"/>
        </table:table-row>
      </table:table>
      <table:table table:name="WO" table:style-name="ta1">
        <table:shapes>
          <draw:frame draw:z-index="0" draw:style-name="gr1" draw:text-style-name="P1" svg:width="341.54mm" svg:height="192.11mm" svg:x="179.97mm" svg:y="8.7mm">
            <draw:object draw:notify-on-update-of-ranges="WO.I2:WO.I2 WO.C2:WO.C14 WO.B2:WO.B2 WO.G2:WO.G14 WO.B15:WO.B15 WO.G15:WO.G27 WO.B28:WO.B28 WO.G28:WO.G40 WO.B41:WO.B41 WO.G41:WO.G53 WO.B54:WO.B54 WO.G54:WO.G66 WO.B67:WO.B67 WO.G67:WO.G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le_size</text:p>
          </table:table-cell>
          <table:table-cell office:value-type="string" calcext:value-type="string">
            <text:p>tile_num</text:p>
          </table:table-cell>
          <table:table-cell office:value-type="string" calcext:value-type="string">
            <text:p>elem_size</text:p>
          </table:table-cell>
          <table:table-cell office:value-type="string" calcext:value-type="string">
            <text:p>elem_num</text:p>
          </table:table-cell>
          <table:table-cell office:value-type="string" calcext:value-type="string">
            <text:p>min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23719" calcext:value-type="float">
            <text:p>5,23719</text:p>
          </table:table-cell>
          <table:table-cell office:value-type="float" office:value="410.045" calcext:value-type="float">
            <text:p>410,0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572" calcext:value-type="float">
            <text:p>4,92572</text:p>
          </table:table-cell>
          <table:table-cell office:value-type="float" office:value="435.973" calcext:value-type="float">
            <text:p>435,9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307" calcext:value-type="float">
            <text:p>4,92307</text:p>
          </table:table-cell>
          <table:table-cell office:value-type="float" office:value="436.208" calcext:value-type="float">
            <text:p>436,2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956" calcext:value-type="float">
            <text:p>4,92956</text:p>
          </table:table-cell>
          <table:table-cell office:value-type="float" office:value="435.634" calcext:value-type="float">
            <text:p>435,6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864" calcext:value-type="float">
            <text:p>4,92864</text:p>
          </table:table-cell>
          <table:table-cell office:value-type="float" office:value="435.715" calcext:value-type="float">
            <text:p>435,7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648" calcext:value-type="float">
            <text:p>4,93648</text:p>
          </table:table-cell>
          <table:table-cell office:value-type="float" office:value="435.023" calcext:value-type="float">
            <text:p>435,0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974" calcext:value-type="float">
            <text:p>4,92974</text:p>
          </table:table-cell>
          <table:table-cell office:value-type="float" office:value="435.618" calcext:value-type="float">
            <text:p>435,6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5194" calcext:value-type="float">
            <text:p>4,95194</text:p>
          </table:table-cell>
          <table:table-cell office:value-type="float" office:value="433.665" calcext:value-type="float">
            <text:p>433,6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" calcext:value-type="float">
            <text:p>4,93</text:p>
          </table:table-cell>
          <table:table-cell office:value-type="float" office:value="435.595" calcext:value-type="float">
            <text:p>435,5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966" calcext:value-type="float">
            <text:p>4,92966</text:p>
          </table:table-cell>
          <table:table-cell office:value-type="float" office:value="435.625" calcext:value-type="float">
            <text:p>435,6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024" calcext:value-type="float">
            <text:p>4,93024</text:p>
          </table:table-cell>
          <table:table-cell office:value-type="float" office:value="435.574" calcext:value-type="float">
            <text:p>435,5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902" calcext:value-type="float">
            <text:p>4,92902</text:p>
          </table:table-cell>
          <table:table-cell office:value-type="float" office:value="435.681" calcext:value-type="float">
            <text:p>435,6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844" calcext:value-type="float">
            <text:p>4,92844</text:p>
          </table:table-cell>
          <table:table-cell office:value-type="float" office:value="435.733" calcext:value-type="float">
            <text:p>435,7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31" calcext:value-type="float">
            <text:p>4,9231</text:p>
          </table:table-cell>
          <table:table-cell office:value-type="float" office:value="436.205" calcext:value-type="float">
            <text:p>436,2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3434" calcext:value-type="float">
            <text:p>7,3434</text:p>
          </table:table-cell>
          <table:table-cell office:value-type="float" office:value="292.437" calcext:value-type="float">
            <text:p>292,4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34089" calcext:value-type="float">
            <text:p>7,34089</text:p>
          </table:table-cell>
          <table:table-cell office:value-type="float" office:value="292.537" calcext:value-type="float">
            <text:p>292,5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35738" calcext:value-type="float">
            <text:p>7,35738</text:p>
          </table:table-cell>
          <table:table-cell office:value-type="float" office:value="291.882" calcext:value-type="float">
            <text:p>291,8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23349" calcext:value-type="float">
            <text:p>7,23349</text:p>
          </table:table-cell>
          <table:table-cell office:value-type="float" office:value="296.881" calcext:value-type="float">
            <text:p>296,8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6.90175" calcext:value-type="float">
            <text:p>6,90175</text:p>
          </table:table-cell>
          <table:table-cell office:value-type="float" office:value="311.15" calcext:value-type="float">
            <text:p>311,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6.54931" calcext:value-type="float">
            <text:p>6,54931</text:p>
          </table:table-cell>
          <table:table-cell office:value-type="float" office:value="327.895" calcext:value-type="float">
            <text:p>327,8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6.34146" calcext:value-type="float">
            <text:p>6,34146</text:p>
          </table:table-cell>
          <table:table-cell office:value-type="float" office:value="338.642" calcext:value-type="float">
            <text:p>338,6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6.19042" calcext:value-type="float">
            <text:p>6,19042</text:p>
          </table:table-cell>
          <table:table-cell office:value-type="float" office:value="346.904" calcext:value-type="float">
            <text:p>346,9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6.00085" calcext:value-type="float">
            <text:p>6,00085</text:p>
          </table:table-cell>
          <table:table-cell office:value-type="float" office:value="357.863" calcext:value-type="float">
            <text:p>357,8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61284" calcext:value-type="float">
            <text:p>5,61284</text:p>
          </table:table-cell>
          <table:table-cell office:value-type="float" office:value="382.602" calcext:value-type="float">
            <text:p>382,6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23144" calcext:value-type="float">
            <text:p>5,23144</text:p>
          </table:table-cell>
          <table:table-cell office:value-type="float" office:value="410.496" calcext:value-type="float">
            <text:p>410,4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00481" calcext:value-type="float">
            <text:p>5,00481</text:p>
          </table:table-cell>
          <table:table-cell office:value-type="float" office:value="429.084" calcext:value-type="float">
            <text:p>429,0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527" calcext:value-type="float">
            <text:p>4,92527</text:p>
          </table:table-cell>
          <table:table-cell office:value-type="float" office:value="436.013" calcext:value-type="float">
            <text:p>436,0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752" calcext:value-type="float">
            <text:p>4,93752</text:p>
          </table:table-cell>
          <table:table-cell office:value-type="float" office:value="434.931" calcext:value-type="float">
            <text:p>434,9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066" calcext:value-type="float">
            <text:p>4,93066</text:p>
          </table:table-cell>
          <table:table-cell office:value-type="float" office:value="435.536" calcext:value-type="float">
            <text:p>435,5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4093" calcext:value-type="float">
            <text:p>4,94093</text:p>
          </table:table-cell>
          <table:table-cell office:value-type="float" office:value="434.631" calcext:value-type="float">
            <text:p>434,6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452" calcext:value-type="float">
            <text:p>4,93452</text:p>
          </table:table-cell>
          <table:table-cell office:value-type="float" office:value="435.196" calcext:value-type="float">
            <text:p>435,1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4064" calcext:value-type="float">
            <text:p>4,94064</text:p>
          </table:table-cell>
          <table:table-cell office:value-type="float" office:value="434.657" calcext:value-type="float">
            <text:p>434,6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5727" calcext:value-type="float">
            <text:p>4,95727</text:p>
          </table:table-cell>
          <table:table-cell office:value-type="float" office:value="433.199" calcext:value-type="float">
            <text:p>433,1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6027" calcext:value-type="float">
            <text:p>4,96027</text:p>
          </table:table-cell>
          <table:table-cell office:value-type="float" office:value="432.937" calcext:value-type="float">
            <text:p>432,9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5963" calcext:value-type="float">
            <text:p>4,95963</text:p>
          </table:table-cell>
          <table:table-cell office:value-type="float" office:value="432.993" calcext:value-type="float">
            <text:p>432,99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49" calcext:value-type="float">
            <text:p>4,949</text:p>
          </table:table-cell>
          <table:table-cell office:value-type="float" office:value="433.922" calcext:value-type="float">
            <text:p>433,9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867" calcext:value-type="float">
            <text:p>4,93867</text:p>
          </table:table-cell>
          <table:table-cell office:value-type="float" office:value="434.83" calcext:value-type="float">
            <text:p>434,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887" calcext:value-type="float">
            <text:p>4,93887</text:p>
          </table:table-cell>
          <table:table-cell office:value-type="float" office:value="434.813" calcext:value-type="float">
            <text:p>434,8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187" calcext:value-type="float">
            <text:p>4,93187</text:p>
          </table:table-cell>
          <table:table-cell office:value-type="float" office:value="435.43" calcext:value-type="float">
            <text:p>435,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9.56797" calcext:value-type="float">
            <text:p>9,56797</text:p>
          </table:table-cell>
          <table:table-cell office:value-type="float" office:value="224.445" calcext:value-type="float">
            <text:p>224,4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9.36377" calcext:value-type="float">
            <text:p>9,36377</text:p>
          </table:table-cell>
          <table:table-cell office:value-type="float" office:value="229.34" calcext:value-type="float">
            <text:p>229,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8.8021" calcext:value-type="float">
            <text:p>8,8021</text:p>
          </table:table-cell>
          <table:table-cell office:value-type="float" office:value="243.974" calcext:value-type="float">
            <text:p>243,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8.27631" calcext:value-type="float">
            <text:p>8,27631</text:p>
          </table:table-cell>
          <table:table-cell office:value-type="float" office:value="259.474" calcext:value-type="float">
            <text:p>259,4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8.26877" calcext:value-type="float">
            <text:p>8,26877</text:p>
          </table:table-cell>
          <table:table-cell office:value-type="float" office:value="259.71" calcext:value-type="float">
            <text:p>259,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8.10863" calcext:value-type="float">
            <text:p>8,10863</text:p>
          </table:table-cell>
          <table:table-cell office:value-type="float" office:value="264.839" calcext:value-type="float">
            <text:p>264,8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78071" calcext:value-type="float">
            <text:p>7,78071</text:p>
          </table:table-cell>
          <table:table-cell office:value-type="float" office:value="276.001" calcext:value-type="float">
            <text:p>276,0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6.89403" calcext:value-type="float">
            <text:p>6,89403</text:p>
          </table:table-cell>
          <table:table-cell office:value-type="float" office:value="311.499" calcext:value-type="float">
            <text:p>311,4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61031" calcext:value-type="float">
            <text:p>5,61031</text:p>
          </table:table-cell>
          <table:table-cell office:value-type="float" office:value="382.775" calcext:value-type="float">
            <text:p>382,7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06273" calcext:value-type="float">
            <text:p>5,06273</text:p>
          </table:table-cell>
          <table:table-cell office:value-type="float" office:value="424.175" calcext:value-type="float">
            <text:p>424,1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862" calcext:value-type="float">
            <text:p>4,93862</text:p>
          </table:table-cell>
          <table:table-cell office:value-type="float" office:value="434.834" calcext:value-type="float">
            <text:p>434,8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846" calcext:value-type="float">
            <text:p>4,92846</text:p>
          </table:table-cell>
          <table:table-cell office:value-type="float" office:value="435.731" calcext:value-type="float">
            <text:p>435,7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263" calcext:value-type="float">
            <text:p>4,92263</text:p>
          </table:table-cell>
          <table:table-cell office:value-type="float" office:value="436.247" calcext:value-type="float">
            <text:p>436,2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733" calcext:value-type="float">
            <text:p>10,733</text:p>
          </table:table-cell>
          <table:table-cell office:value-type="float" office:value="200.083" calcext:value-type="float">
            <text:p>200,0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.1568" calcext:value-type="float">
            <text:p>10,1568</text:p>
          </table:table-cell>
          <table:table-cell office:value-type="float" office:value="211.433" calcext:value-type="float">
            <text:p>211,4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9.50497" calcext:value-type="float">
            <text:p>9,50497</text:p>
          </table:table-cell>
          <table:table-cell office:value-type="float" office:value="225.933" calcext:value-type="float">
            <text:p>225,9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9.08498" calcext:value-type="float">
            <text:p>9,08498</text:p>
          </table:table-cell>
          <table:table-cell office:value-type="float" office:value="236.377" calcext:value-type="float">
            <text:p>236,3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73194" calcext:value-type="float">
            <text:p>7,73194</text:p>
          </table:table-cell>
          <table:table-cell office:value-type="float" office:value="277.742" calcext:value-type="float">
            <text:p>277,7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75609" calcext:value-type="float">
            <text:p>7,75609</text:p>
          </table:table-cell>
          <table:table-cell office:value-type="float" office:value="276.877" calcext:value-type="float">
            <text:p>276,8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7.03226" calcext:value-type="float">
            <text:p>7,03226</text:p>
          </table:table-cell>
          <table:table-cell office:value-type="float" office:value="305.376" calcext:value-type="float">
            <text:p>305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66216" calcext:value-type="float">
            <text:p>5,66216</text:p>
          </table:table-cell>
          <table:table-cell office:value-type="float" office:value="379.27" calcext:value-type="float">
            <text:p>379,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5.23332" calcext:value-type="float">
            <text:p>5,23332</text:p>
          </table:table-cell>
          <table:table-cell office:value-type="float" office:value="410.348" calcext:value-type="float">
            <text:p>410,3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3626" calcext:value-type="float">
            <text:p>4,93626</text:p>
          </table:table-cell>
          <table:table-cell office:value-type="float" office:value="435.042" calcext:value-type="float">
            <text:p>435,0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605" calcext:value-type="float">
            <text:p>4,92605</text:p>
          </table:table-cell>
          <table:table-cell office:value-type="float" office:value="435.944" calcext:value-type="float">
            <text:p>435,94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2394" calcext:value-type="float">
            <text:p>4,92394</text:p>
          </table:table-cell>
          <table:table-cell office:value-type="float" office:value="436.131" calcext:value-type="float">
            <text:p>436,1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9436" calcext:value-type="float">
            <text:p>4,9436</text:p>
          </table:table-cell>
          <table:table-cell office:value-type="float" office:value="434.396" calcext:value-type="float">
            <text:p>434,3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Peak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483.8" calcext:value-type="float">
            <text:p>483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7:20:17.375977483</dc:date>
    <meta:editing-duration>PT1H31M43S</meta:editing-duration>
    <meta:editing-cycles>6</meta:editing-cycles>
    <meta:generator>LibreOffice/6.0.7.3$Linux_X86_64 LibreOffice_project/00m0$Build-3</meta:generator>
    <meta:document-statistic meta:table-count="3" meta:cell-count="10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25cm" svg:height="16.608cm" xlink:href=".." xlink:type="simple" chart:class="chart:line" chart:style-name="ch1">
        <chart:legend chart:legend-position="end" svg:x="27.387cm" svg:y="6.76cm" style:legend-expansion="high" chart:style-name="ch2"/>
        <chart:plot-area chart:style-name="ch3" table:cell-range-address="RW.I2:RW.I2 RW.C54:RW.C66 RW.B2:RW.B2 RW.G2:RW.G79 RW.B15:RW.B15 RW.B28:RW.B28 RW.B41:RW.B41 RW.B54:RW.B54 RW.B67:RW.B67" chart:data-source-has-labels="both" svg:x="1.601cm" svg:y="0.332cm" svg:width="25.196cm" svg:height="14.963cm">
          <chartooo:coordinate-region svg:x="2.408cm" svg:y="0.531cm" svg:width="23.832cm" svg:height="14.117cm"/>
          <chart:axis chart:dimension="x" chart:name="primary-x" chart:style-name="ch4" chartooo:axis-type="auto">
            <chartooo:date-scale/>
            <chart:title svg:x="13.52cm" svg:y="15.627cm" chart:style-name="ch5">
              <text:p>tile_num</text:p>
            </chart:title>
            <chart:categories table:cell-range-address="RW.C54:RW.C66"/>
          </chart:axis>
          <chart:axis chart:dimension="y" chart:name="primary-y" chart:style-name="ch4">
            <chart:title svg:x="0.451cm" svg:y="8.214cm" chart:style-name="ch6">
              <text:p>GB/s</text:p>
            </chart:title>
            <chart:grid chart:style-name="ch7" chart:class="major"/>
          </chart:axis>
          <chart:series chart:style-name="ch8" chart:values-cell-range-address="RW.G2:RW.G14" chart:label-cell-address="RW.B2:RW.B2" chart:class="chart:line">
            <chart:data-point chart:repeated="13"/>
          </chart:series>
          <chart:series chart:style-name="ch9" chart:values-cell-range-address="RW.G15:RW.G27" chart:label-cell-address="RW.B15:RW.B15" chart:class="chart:line">
            <chart:data-point chart:repeated="13"/>
          </chart:series>
          <chart:series chart:style-name="ch10" chart:values-cell-range-address="RW.G28:RW.G40" chart:label-cell-address="RW.B28:RW.B28" chart:class="chart:line">
            <chart:data-point chart:repeated="13"/>
          </chart:series>
          <chart:series chart:style-name="ch11" chart:values-cell-range-address="RW.G41:RW.G53" chart:label-cell-address="RW.B41:RW.B41" chart:class="chart:line">
            <chart:data-point chart:repeated="13"/>
          </chart:series>
          <chart:series chart:style-name="ch12" chart:values-cell-range-address="RW.G54:RW.G66" chart:label-cell-address="RW.B54:RW.B54" chart:class="chart:line">
            <chart:data-point chart:repeated="13"/>
          </chart:series>
          <chart:series chart:style-name="ch13" chart:values-cell-range-address="RW.G67:RW.G79" chart:label-cell-address="RW.B67:RW.B67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RW.B2:RW.B2</svg:desc>
                </draw:g>
              </table:table-cell>
              <table:table-cell office:value-type="string">
                <text:p>128</text:p>
                <draw:g>
                  <svg:desc>RW.B15:RW.B15</svg:desc>
                </draw:g>
              </table:table-cell>
              <table:table-cell office:value-type="string">
                <text:p>256</text:p>
                <draw:g>
                  <svg:desc>RW.B28:RW.B28</svg:desc>
                </draw:g>
              </table:table-cell>
              <table:table-cell office:value-type="string">
                <text:p>512</text:p>
                <draw:g>
                  <svg:desc>RW.B41:RW.B41</svg:desc>
                </draw:g>
              </table:table-cell>
              <table:table-cell office:value-type="string">
                <text:p>1024</text:p>
                <draw:g>
                  <svg:desc>RW.B54:RW.B54</svg:desc>
                </draw:g>
              </table:table-cell>
              <table:table-cell office:value-type="string">
                <text:p>Peak</text:p>
                <draw:g>
                  <svg:desc>RW.B67:RW.B67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RW.C54:RW.C66</svg:desc>
                </draw:g>
              </table:table-cell>
              <table:table-cell office:value-type="float" office:value="124.32">
                <text:p>124.32</text:p>
                <draw:g>
                  <svg:desc>RW.G2:RW.G14</svg:desc>
                </draw:g>
              </table:table-cell>
              <table:table-cell office:value-type="float" office:value="208.932">
                <text:p>208.932</text:p>
                <draw:g>
                  <svg:desc>RW.G15:RW.G27</svg:desc>
                </draw:g>
              </table:table-cell>
              <table:table-cell office:value-type="float" office:value="318.386">
                <text:p>318.386</text:p>
                <draw:g>
                  <svg:desc>RW.G28:RW.G40</svg:desc>
                </draw:g>
              </table:table-cell>
              <table:table-cell office:value-type="float" office:value="387.927">
                <text:p>387.927</text:p>
                <draw:g>
                  <svg:desc>RW.G41:RW.G53</svg:desc>
                </draw:g>
              </table:table-cell>
              <table:table-cell office:value-type="float" office:value="392.939">
                <text:p>392.939</text:p>
                <draw:g>
                  <svg:desc>RW.G54:RW.G66</svg:desc>
                </draw:g>
              </table:table-cell>
              <table:table-cell office:value-type="float" office:value="483.8">
                <text:p>483.8</text:p>
                <draw:g>
                  <svg:desc>RW.G67:RW.G7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9.707">
                <text:p>209.707</text:p>
              </table:table-cell>
              <table:table-cell office:value-type="float" office:value="316.912">
                <text:p>316.912</text:p>
              </table:table-cell>
              <table:table-cell office:value-type="float" office:value="386.442">
                <text:p>386.442</text:p>
              </table:table-cell>
              <table:table-cell office:value-type="float" office:value="394.32">
                <text:p>394.32</text:p>
              </table:table-cell>
              <table:table-cell office:value-type="float" office:value="357.845">
                <text:p>357.845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8.607">
                <text:p>328.607</text:p>
              </table:table-cell>
              <table:table-cell office:value-type="float" office:value="376.567">
                <text:p>376.567</text:p>
              </table:table-cell>
              <table:table-cell office:value-type="float" office:value="389.67">
                <text:p>389.67</text:p>
              </table:table-cell>
              <table:table-cell office:value-type="float" office:value="364.628">
                <text:p>364.628</text:p>
              </table:table-cell>
              <table:table-cell office:value-type="float" office:value="366.216">
                <text:p>366.216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97.646">
                <text:p>397.646</text:p>
              </table:table-cell>
              <table:table-cell office:value-type="float" office:value="392.203">
                <text:p>392.203</text:p>
              </table:table-cell>
              <table:table-cell office:value-type="float" office:value="385.27">
                <text:p>385.27</text:p>
              </table:table-cell>
              <table:table-cell office:value-type="float" office:value="370.932">
                <text:p>370.932</text:p>
              </table:table-cell>
              <table:table-cell office:value-type="float" office:value="373.506">
                <text:p>373.506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91.372">
                <text:p>391.372</text:p>
              </table:table-cell>
              <table:table-cell office:value-type="float" office:value="380.413">
                <text:p>380.413</text:p>
              </table:table-cell>
              <table:table-cell office:value-type="float" office:value="391.349">
                <text:p>391.349</text:p>
              </table:table-cell>
              <table:table-cell office:value-type="float" office:value="378.309">
                <text:p>378.309</text:p>
              </table:table-cell>
              <table:table-cell office:value-type="float" office:value="379.287">
                <text:p>379.287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90.842">
                <text:p>390.842</text:p>
              </table:table-cell>
              <table:table-cell office:value-type="float" office:value="380.495">
                <text:p>380.495</text:p>
              </table:table-cell>
              <table:table-cell office:value-type="float" office:value="393.05">
                <text:p>393.05</text:p>
              </table:table-cell>
              <table:table-cell office:value-type="float" office:value="383.505">
                <text:p>383.505</text:p>
              </table:table-cell>
              <table:table-cell office:value-type="float" office:value="385.017">
                <text:p>385.017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95.003">
                <text:p>395.003</text:p>
              </table:table-cell>
              <table:table-cell office:value-type="float" office:value="385.819">
                <text:p>385.819</text:p>
              </table:table-cell>
              <table:table-cell office:value-type="float" office:value="393.004">
                <text:p>393.004</text:p>
              </table:table-cell>
              <table:table-cell office:value-type="float" office:value="387.834">
                <text:p>387.834</text:p>
              </table:table-cell>
              <table:table-cell office:value-type="float" office:value="388.72">
                <text:p>388.72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6.65">
                <text:p>396.65</text:p>
              </table:table-cell>
              <table:table-cell office:value-type="float" office:value="388.381">
                <text:p>388.381</text:p>
              </table:table-cell>
              <table:table-cell office:value-type="float" office:value="393.435">
                <text:p>393.435</text:p>
              </table:table-cell>
              <table:table-cell office:value-type="float" office:value="390.897">
                <text:p>390.897</text:p>
              </table:table-cell>
              <table:table-cell office:value-type="float" office:value="391.562">
                <text:p>391.562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97.057">
                <text:p>397.057</text:p>
              </table:table-cell>
              <table:table-cell office:value-type="float" office:value="389.932">
                <text:p>389.932</text:p>
              </table:table-cell>
              <table:table-cell office:value-type="float" office:value="393.053">
                <text:p>393.053</text:p>
              </table:table-cell>
              <table:table-cell office:value-type="float" office:value="392.583">
                <text:p>392.583</text:p>
              </table:table-cell>
              <table:table-cell office:value-type="float" office:value="394.075">
                <text:p>394.075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96.919">
                <text:p>396.919</text:p>
              </table:table-cell>
              <table:table-cell office:value-type="float" office:value="391.931">
                <text:p>391.931</text:p>
              </table:table-cell>
              <table:table-cell office:value-type="float" office:value="393.487">
                <text:p>393.487</text:p>
              </table:table-cell>
              <table:table-cell office:value-type="float" office:value="393.771">
                <text:p>393.771</text:p>
              </table:table-cell>
              <table:table-cell office:value-type="float" office:value="395.725">
                <text:p>395.725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97.567">
                <text:p>397.567</text:p>
              </table:table-cell>
              <table:table-cell office:value-type="float" office:value="393.77">
                <text:p>393.77</text:p>
              </table:table-cell>
              <table:table-cell office:value-type="float" office:value="394.253">
                <text:p>394.253</text:p>
              </table:table-cell>
              <table:table-cell office:value-type="float" office:value="395.221">
                <text:p>395.221</text:p>
              </table:table-cell>
              <table:table-cell office:value-type="float" office:value="398.043">
                <text:p>398.043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97.133">
                <text:p>397.133</text:p>
              </table:table-cell>
              <table:table-cell office:value-type="float" office:value="396.016">
                <text:p>396.016</text:p>
              </table:table-cell>
              <table:table-cell office:value-type="float" office:value="396.002">
                <text:p>396.002</text:p>
              </table:table-cell>
              <table:table-cell office:value-type="float" office:value="398.461">
                <text:p>398.461</text:p>
              </table:table-cell>
              <table:table-cell office:value-type="float" office:value="398.844">
                <text:p>398.844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96.955">
                <text:p>396.955</text:p>
              </table:table-cell>
              <table:table-cell office:value-type="float" office:value="397.654">
                <text:p>397.654</text:p>
              </table:table-cell>
              <table:table-cell office:value-type="float" office:value="398.786">
                <text:p>398.786</text:p>
              </table:table-cell>
              <table:table-cell office:value-type="float" office:value="399.358">
                <text:p>399.358</text:p>
              </table:table-cell>
              <table:table-cell office:value-type="float" office:value="395.161">
                <text:p>395.161</text:p>
              </table:table-cell>
              <table:table-cell office:value-type="float" office:value="483.8">
                <text:p>48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155cm" svg:height="19.212cm" xlink:href=".." xlink:type="simple" chart:class="chart:line" chart:style-name="ch1">
        <chart:title svg:x="14.851cm" svg:y="0.52cm" chart:style-name="ch2">
          <text:p>zcopy - Vega64 - WO</text:p>
        </chart:title>
        <chart:subtitle svg:x="16.544cm" svg:y="1.683cm" chart:style-name="ch3">
          <text:p>float2</text:p>
        </chart:subtitle>
        <chart:legend chart:legend-position="end" svg:x="32.017cm" svg:y="8.062cm" style:legend-expansion="high" chart:style-name="ch4"/>
        <chart:plot-area chart:style-name="ch5" table:cell-range-address="WO.I2:WO.I2 WO.C2:WO.C14 WO.B2:WO.B2 WO.G2:WO.G79 WO.B15:WO.B15 WO.B28:WO.B28 WO.B41:WO.B41 WO.B54:WO.B54 WO.B67:WO.B67" chart:data-source-has-labels="both" svg:x="1.694cm" svg:y="2.75cm" svg:width="29.64cm" svg:height="15.097cm">
          <chartooo:coordinate-region svg:x="2.501cm" svg:y="2.95cm" svg:width="28.276cm" svg:height="14.25cm"/>
          <chart:axis chart:dimension="x" chart:name="primary-x" chart:style-name="ch6" chartooo:axis-type="auto">
            <chartooo:date-scale/>
            <chart:title svg:x="15.835cm" svg:y="18.231cm" chart:style-name="ch7">
              <text:p>tile_num</text:p>
            </chart:title>
            <chart:categories table:cell-range-address="WO.C2:WO.C14"/>
          </chart:axis>
          <chart:axis chart:dimension="y" chart:name="primary-y" chart:style-name="ch6">
            <chart:title svg:x="0.451cm" svg:y="10.699cm" chart:style-name="ch8">
              <text:p>GB/s</text:p>
            </chart:title>
            <chart:grid chart:style-name="ch9" chart:class="major"/>
          </chart:axis>
          <chart:series chart:style-name="ch10" chart:values-cell-range-address="WO.G2:WO.G14" chart:label-cell-address="WO.B2:WO.B2" chart:class="chart:line">
            <chart:data-point chart:repeated="13"/>
          </chart:series>
          <chart:series chart:style-name="ch11" chart:values-cell-range-address="WO.G15:WO.G27" chart:label-cell-address="WO.B15:WO.B15" chart:class="chart:line">
            <chart:data-point chart:repeated="13"/>
          </chart:series>
          <chart:series chart:style-name="ch12" chart:values-cell-range-address="WO.G28:WO.G40" chart:label-cell-address="WO.B28:WO.B28" chart:class="chart:line">
            <chart:data-point chart:repeated="13"/>
          </chart:series>
          <chart:series chart:style-name="ch13" chart:values-cell-range-address="WO.G41:WO.G53" chart:label-cell-address="WO.B41:WO.B41" chart:class="chart:line">
            <chart:data-point chart:repeated="13"/>
          </chart:series>
          <chart:series chart:style-name="ch14" chart:values-cell-range-address="WO.G54:WO.G66" chart:label-cell-address="WO.B54:WO.B54" chart:class="chart:line">
            <chart:data-point chart:repeated="13"/>
          </chart:series>
          <chart:series chart:style-name="ch15" chart:values-cell-range-address="WO.G67:WO.G79" chart:label-cell-address="WO.B67:WO.B67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WO.B2:WO.B2</svg:desc>
                </draw:g>
              </table:table-cell>
              <table:table-cell office:value-type="string">
                <text:p>128</text:p>
                <draw:g>
                  <svg:desc>WO.B15:WO.B15</svg:desc>
                </draw:g>
              </table:table-cell>
              <table:table-cell office:value-type="string">
                <text:p>256</text:p>
                <draw:g>
                  <svg:desc>WO.B28:WO.B28</svg:desc>
                </draw:g>
              </table:table-cell>
              <table:table-cell office:value-type="string">
                <text:p>512</text:p>
                <draw:g>
                  <svg:desc>WO.B41:WO.B41</svg:desc>
                </draw:g>
              </table:table-cell>
              <table:table-cell office:value-type="string">
                <text:p>1024</text:p>
                <draw:g>
                  <svg:desc>WO.B54:WO.B54</svg:desc>
                </draw:g>
              </table:table-cell>
              <table:table-cell office:value-type="string">
                <text:p>Peak</text:p>
                <draw:g>
                  <svg:desc>WO.B67:WO.B67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WO.C2:WO.C14</svg:desc>
                </draw:g>
              </table:table-cell>
              <table:table-cell office:value-type="float" office:value="410.045">
                <text:p>410.045</text:p>
                <draw:g>
                  <svg:desc>WO.G2:WO.G14</svg:desc>
                </draw:g>
              </table:table-cell>
              <table:table-cell office:value-type="float" office:value="436.205">
                <text:p>436.205</text:p>
                <draw:g>
                  <svg:desc>WO.G15:WO.G27</svg:desc>
                </draw:g>
              </table:table-cell>
              <table:table-cell office:value-type="float" office:value="436.013">
                <text:p>436.013</text:p>
                <draw:g>
                  <svg:desc>WO.G28:WO.G40</svg:desc>
                </draw:g>
              </table:table-cell>
              <table:table-cell office:value-type="float" office:value="224.445">
                <text:p>224.445</text:p>
                <draw:g>
                  <svg:desc>WO.G41:WO.G53</svg:desc>
                </draw:g>
              </table:table-cell>
              <table:table-cell office:value-type="float" office:value="200.083">
                <text:p>200.083</text:p>
                <draw:g>
                  <svg:desc>WO.G54:WO.G66</svg:desc>
                </draw:g>
              </table:table-cell>
              <table:table-cell office:value-type="float" office:value="483.8">
                <text:p>483.8</text:p>
                <draw:g>
                  <svg:desc>WO.G67:WO.G7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35.973">
                <text:p>435.973</text:p>
              </table:table-cell>
              <table:table-cell office:value-type="float" office:value="292.437">
                <text:p>292.437</text:p>
              </table:table-cell>
              <table:table-cell office:value-type="float" office:value="434.931">
                <text:p>434.931</text:p>
              </table:table-cell>
              <table:table-cell office:value-type="float" office:value="229.34">
                <text:p>229.34</text:p>
              </table:table-cell>
              <table:table-cell office:value-type="float" office:value="211.433">
                <text:p>211.433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36.208">
                <text:p>436.208</text:p>
              </table:table-cell>
              <table:table-cell office:value-type="float" office:value="292.537">
                <text:p>292.537</text:p>
              </table:table-cell>
              <table:table-cell office:value-type="float" office:value="435.536">
                <text:p>435.536</text:p>
              </table:table-cell>
              <table:table-cell office:value-type="float" office:value="243.974">
                <text:p>243.974</text:p>
              </table:table-cell>
              <table:table-cell office:value-type="float" office:value="225.933">
                <text:p>225.933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35.634">
                <text:p>435.634</text:p>
              </table:table-cell>
              <table:table-cell office:value-type="float" office:value="291.882">
                <text:p>291.882</text:p>
              </table:table-cell>
              <table:table-cell office:value-type="float" office:value="434.631">
                <text:p>434.631</text:p>
              </table:table-cell>
              <table:table-cell office:value-type="float" office:value="259.474">
                <text:p>259.474</text:p>
              </table:table-cell>
              <table:table-cell office:value-type="float" office:value="236.377">
                <text:p>236.377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35.715">
                <text:p>435.715</text:p>
              </table:table-cell>
              <table:table-cell office:value-type="float" office:value="296.881">
                <text:p>296.881</text:p>
              </table:table-cell>
              <table:table-cell office:value-type="float" office:value="435.196">
                <text:p>435.196</text:p>
              </table:table-cell>
              <table:table-cell office:value-type="float" office:value="259.71">
                <text:p>259.71</text:p>
              </table:table-cell>
              <table:table-cell office:value-type="float" office:value="277.742">
                <text:p>277.742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35.023">
                <text:p>435.023</text:p>
              </table:table-cell>
              <table:table-cell office:value-type="float" office:value="311.15">
                <text:p>311.15</text:p>
              </table:table-cell>
              <table:table-cell office:value-type="float" office:value="434.657">
                <text:p>434.657</text:p>
              </table:table-cell>
              <table:table-cell office:value-type="float" office:value="264.839">
                <text:p>264.839</text:p>
              </table:table-cell>
              <table:table-cell office:value-type="float" office:value="276.877">
                <text:p>276.877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35.618">
                <text:p>435.618</text:p>
              </table:table-cell>
              <table:table-cell office:value-type="float" office:value="327.895">
                <text:p>327.895</text:p>
              </table:table-cell>
              <table:table-cell office:value-type="float" office:value="433.199">
                <text:p>433.199</text:p>
              </table:table-cell>
              <table:table-cell office:value-type="float" office:value="276.001">
                <text:p>276.001</text:p>
              </table:table-cell>
              <table:table-cell office:value-type="float" office:value="305.376">
                <text:p>305.376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33.665">
                <text:p>433.665</text:p>
              </table:table-cell>
              <table:table-cell office:value-type="float" office:value="338.642">
                <text:p>338.642</text:p>
              </table:table-cell>
              <table:table-cell office:value-type="float" office:value="432.937">
                <text:p>432.937</text:p>
              </table:table-cell>
              <table:table-cell office:value-type="float" office:value="311.499">
                <text:p>311.499</text:p>
              </table:table-cell>
              <table:table-cell office:value-type="float" office:value="379.27">
                <text:p>379.27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35.595">
                <text:p>435.595</text:p>
              </table:table-cell>
              <table:table-cell office:value-type="float" office:value="346.904">
                <text:p>346.904</text:p>
              </table:table-cell>
              <table:table-cell office:value-type="float" office:value="432.993">
                <text:p>432.993</text:p>
              </table:table-cell>
              <table:table-cell office:value-type="float" office:value="382.775">
                <text:p>382.775</text:p>
              </table:table-cell>
              <table:table-cell office:value-type="float" office:value="410.348">
                <text:p>410.348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35.625">
                <text:p>435.625</text:p>
              </table:table-cell>
              <table:table-cell office:value-type="float" office:value="357.863">
                <text:p>357.863</text:p>
              </table:table-cell>
              <table:table-cell office:value-type="float" office:value="433.922">
                <text:p>433.922</text:p>
              </table:table-cell>
              <table:table-cell office:value-type="float" office:value="424.175">
                <text:p>424.175</text:p>
              </table:table-cell>
              <table:table-cell office:value-type="float" office:value="435.042">
                <text:p>435.042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35.574">
                <text:p>435.574</text:p>
              </table:table-cell>
              <table:table-cell office:value-type="float" office:value="382.602">
                <text:p>382.602</text:p>
              </table:table-cell>
              <table:table-cell office:value-type="float" office:value="434.83">
                <text:p>434.83</text:p>
              </table:table-cell>
              <table:table-cell office:value-type="float" office:value="434.834">
                <text:p>434.834</text:p>
              </table:table-cell>
              <table:table-cell office:value-type="float" office:value="435.944">
                <text:p>435.944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35.681">
                <text:p>435.681</text:p>
              </table:table-cell>
              <table:table-cell office:value-type="float" office:value="410.496">
                <text:p>410.496</text:p>
              </table:table-cell>
              <table:table-cell office:value-type="float" office:value="434.813">
                <text:p>434.813</text:p>
              </table:table-cell>
              <table:table-cell office:value-type="float" office:value="435.731">
                <text:p>435.731</text:p>
              </table:table-cell>
              <table:table-cell office:value-type="float" office:value="436.131">
                <text:p>436.131</text:p>
              </table:table-cell>
              <table:table-cell office:value-type="float" office:value="483.8">
                <text:p>483.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35.733">
                <text:p>435.733</text:p>
              </table:table-cell>
              <table:table-cell office:value-type="float" office:value="429.084">
                <text:p>429.084</text:p>
              </table:table-cell>
              <table:table-cell office:value-type="float" office:value="435.43">
                <text:p>435.43</text:p>
              </table:table-cell>
              <table:table-cell office:value-type="float" office:value="436.247">
                <text:p>436.247</text:p>
              </table:table-cell>
              <table:table-cell office:value-type="float" office:value="434.396">
                <text:p>434.396</text:p>
              </table:table-cell>
              <table:table-cell office:value-type="float" office:value="483.8">
                <text:p>48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